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#ffffff" fo:color="#191919"/>
    </style:style>
    <style:style style:name="T2" style:family="text">
      <style:text-properties fo:font-size="12.00pt" fo:font-weight="normal" fo:font-family="Calibri" style:font-family-asian="Calibri" style:font-family-complex="Calibri" fo:background-color="#ffffff" fo:color="#191919"/>
    </style:style>
    <style:style style:name="T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fo:color="#191919"/>
    </style:style>
    <style:style style:name="T5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6" style:family="text">
      <style:text-properties fo:font-size="12.00pt" fo:font-weight="normal" fo:font-family="Calibri" style:font-family-asian="Calibri" style:font-family-complex="Calibri" fo:background-color="#ffffff" fo:color="#191919"/>
    </style:style>
    <style:style style:name="T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1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1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#ffffff" fo:color="#333333"/>
    </style:style>
    <style:style style:name="T3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#ffffff" fo:color="#191919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1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#ffffff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3" style:family="paragraph">
      <style:paragraph-properties fo:line-height="100.00%" fo:text-align="left" fo:margin-left="36.00pt" fo:text-indent="0.00pt">
        <style:tab-stops>
          <style:tab-stop style:position="0.00pt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5" style:family="paragraph">
      <style:paragraph-properties fo:line-height="100.00%" fo:text-align="left" fo:margin-left="-39.00pt" fo:text-indent="18.00pt"/>
    </style:style>
    <style:style style:name="P6" style:family="paragraph">
      <style:paragraph-properties fo:line-height="100.00%" fo:text-align="left" fo:margin-left="-3.00pt" fo:text-indent="0.0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33.00pt" fo:text-indent="0.00pt">
        <style:tab-stops>
          <style:tab-stop style:position="0.00pt"/>
        </style:tab-stops>
      </style:paragraph-properties>
    </style:style>
    <style:style style:name="P8" style:family="paragraph">
      <style:paragraph-properties fo:line-height="100.00%" fo:text-align="left" fo:margin-left="-3.00pt" fo:text-indent="0.00pt">
        <style:tab-stops>
          <style:tab-stop style:position="0.00pt"/>
        </style:tab-stops>
      </style:paragraph-properties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11" style:family="paragraph">
      <style:paragraph-properties fo:line-height="100.00%" fo:text-align="left" fo:margin-bottom="8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rtemy Kudriavov</text:span><text:span text:style-name="T2"><text:line-break/></text:span><text:span text:style-name="T3">Rybinsk, Yaroslavl Region,</text:span><text:span text:style-name="T4">Russia<text:line-break/></text:span><text:span text:style-name="T5">+7<text:s text:c="2"/>(910) 971-9305<text:line-break/></text:span><text:span text:style-name="T6">temofey.k@gmail.com</text:span></text:p>
      <text:p text:style-name="P1"><text:span text:style-name="T7">Objective</text:span><text:span text:style-name="T8"><text:line-break/>A challenging position as a Software Engineer.</text:span></text:p>
      <text:p text:style-name="P1"><text:span text:style-name="T9">Education</text:span><text:span text:style-name="T10"><text:line-break/>1997-2002; Software engineering, Soloviev Rybinsk State Aviation Technical University.</text:span></text:p>
      <text:p text:style-name="P1"><text:span text:style-name="T11">Work experience</text:span><text:span text:style-name="T12"><text:line-break/>June 2008 – present Software developer, government automation department, “1C”, Moscow, Russia</text:span></text:p>
      <text:p text:style-name="P1"><text:span text:style-name="T13">Responsibilities:</text:span></text:p>
      <text:list text:style-name="L2">
        <text:list-item>
          <text:p text:style-name="P2"><text:span text:style-name="T13">Application Development on 1C:Entherprise platform including:</text:span></text:p>
        </text:list-item>
        <text:list-item>
          <text:p text:style-name="P3"><text:span text:style-name="T13">cloud computing</text:span></text:p>
        </text:list-item>
        <text:list-item>
          <text:p text:style-name="P3"><text:span text:style-name="T13">web-services</text:span></text:p>
        </text:list-item>
        <text:list-item>
          <text:p text:style-name="P3"><text:span text:style-name="T13">c</text:span><text:span text:style-name="T14">ryptography</text:span><text:span text:style-name="T15"/></text:p>
        </text:list-item>
        <text:list-item>
          <text:p text:style-name="P3"><text:span text:style-name="T15">integrating with external software</text:span></text:p>
        </text:list-item>
        <text:list-item>
          <text:p text:style-name="P3"><text:span text:style-name="T16">performance optimization</text:span><text:span text:style-name="T17"/></text:p>
        </text:list-item>
        <text:list-item>
          <text:p text:style-name="P3"><text:span text:style-name="T18">testing</text:span><text:span text:style-name="T19"/></text:p>
        </text:list-item>
        <text:list-item>
          <text:p text:style-name="P3"><text:span text:style-name="T20">maintenance.</text:span><text:span text:style-name="T21"/></text:p>
        </text:list-item>
        <text:list-item>
          <text:p text:style-name="P4"><text:span text:style-name="T21">Making presentations to customers</text:span></text:p>
        </text:list-item>
        <text:list-item>
          <text:p text:style-name="P4"><text:span text:style-name="T22">Technical manuals development.</text:span><text:span text:style-name="T23"/></text:p>
        </text:list-item>
        <text:list-item>
          <text:p text:style-name="P5"><text:span text:style-name="T23">July 2002 – June 2008 Software developer, software architecture department, “Krista”, Rybinsk, Russia</text:span></text:p>
        </text:list-item>
        <text:list-item>
          <text:p text:style-name="P5"><text:span text:style-name="T24">Responsibilities:</text:span></text:p>
        </text:list-item>
        <text:list-item>
          <text:p text:style-name="P6"><text:span text:style-name="T25">Object-Oriented Design, including:</text:span></text:p>
        </text:list-item>
        <text:list-item>
          <text:p text:style-name="P7"><text:span text:style-name="T25">interface implementation</text:span></text:p>
        </text:list-item>
        <text:list-item>
          <text:p text:style-name="P7"><text:span text:style-name="T25">performance optimization</text:span></text:p>
        </text:list-item>
        <text:list-item>
          <text:p text:style-name="P7"><text:span text:style-name="T25">testing</text:span></text:p>
        </text:list-item>
        <text:list-item>
          <text:p text:style-name="P8"><text:span text:style-name="T25">Data warehouse design</text:span></text:p>
        </text:list-item>
        <text:list-item>
          <text:p text:style-name="P8"><text:span text:style-name="T26">Updating project documentation</text:span><text:span text:style-name="T27"/></text:p>
        </text:list-item>
      </text:list>
      <text:p text:style-name="P9"><text:span text:style-name="T28">Skills</text:span><text:span text:style-name="T29"><text:line-break/></text:span><text:span text:style-name="T30">OOA/OOD (UML, Design Patterns; Refactoring)</text:span><text:span text:style-name="T31"><text:s/>, SQL, XML, HTML, DBA (MS SQL, Oracle, Postgress), 1C Enterprise 8.x, MS VBA (Word, Excel, Access),<text:s text:c="2"/></text:span><text:span text:style-name="T32">ECMAScript 6, React, Redux, Angular 2</text:span><text:span text:style-name="T33"><text:line-break/></text:span><text:span text:style-name="T34">Lanuages</text:span><text:span text:style-name="T35"/></text:p>
      <text:list text:style-name="L10">
        <text:list-item>
          <text:p text:style-name="P10"><text:span text:style-name="T35">Native Russian</text:span><text:span text:style-name="T36"/></text:p>
        </text:list-item>
        <text:list-item>
          <text:p text:style-name="P10"><text:span text:style-name="T37">Working knowledge English</text:span><text:span text:style-name="T38"/></text:p>
        </text:list-item>
      </text:list>
      <text:p text:style-name="P11"><text:span text:style-name="T39">Personal qualities</text:span></text:p>
      <text:list text:style-name="L12">
        <text:list-item>
          <text:p text:style-name="P12"><text:span text:style-name="T40">Experience</text:span><text:span text:style-name="T41"/></text:p>
        </text:list-item>
        <text:list-item>
          <text:p text:style-name="P12"><text:span text:style-name="T42">Teamwork</text:span><text:span text:style-name="T43"/></text:p>
        </text:list-item>
        <text:list-item>
          <text:p text:style-name="P12"><text:span text:style-name="T44">Learning</text:span><text:span text:style-name="T45"/></text:p>
        </text:list-item>
        <text:list-item>
          <text:p text:style-name="P12"><text:span text:style-name="T46">Business acumen</text:span><text:span text:style-name="T47"/></text:p>
        </text:list-item>
        <text:list-item>
          <text:p text:style-name="P12"><text:span text:style-name="T48">Patience</text:span><text:span text:style-name="T49"/></text:p>
        </text:list-item>
        <text:list-item>
          <text:p text:style-name="P12"><text:span text:style-name="T50">Attention to detail</text:span><text:span text:style-name="T51"/></text:p>
        </text:list-item>
        <text:list-item>
          <text:p text:style-name="P12"><text:span text:style-name="T52">Curiosity</text:span><text:span text:style-name="T53"/></text:p>
        </text:list-item>
      </text:list>
      <text:p text:style-name="P13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